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rmal arial" svg:font-family="'normal arial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2930" officeooo:paragraph-rsid="000f2930" style:font-weight-asian="bold" style:font-weight-complex="bold"/>
    </style:style>
    <style:style style:name="P2" style:family="paragraph" style:parent-style-name="Standard">
      <style:text-properties fo:font-weight="normal" officeooo:rsid="000f2930" officeooo:paragraph-rsid="000f2930" style:font-weight-asian="normal" style:font-weight-complex="normal"/>
    </style:style>
    <style:style style:name="P3" style:family="paragraph" style:parent-style-name="Standard">
      <style:text-properties fo:font-weight="normal" officeooo:rsid="000f2930" officeooo:paragraph-rsid="0012865a" style:font-weight-asian="normal" style:font-weight-complex="normal"/>
    </style:style>
    <style:style style:name="P4" style:family="paragraph" style:parent-style-name="Standard">
      <style:text-properties fo:font-weight="normal" officeooo:rsid="000f2930" officeooo:paragraph-rsid="00146661" style:font-weight-asian="normal" style:font-weight-complex="normal"/>
    </style:style>
    <style:style style:name="P5" style:family="paragraph" style:parent-style-name="Standard">
      <style:text-properties fo:font-weight="normal" officeooo:rsid="0012865a" officeooo:paragraph-rsid="0012865a" style:font-weight-asian="normal" style:font-weight-complex="normal"/>
    </style:style>
    <style:style style:name="P6" style:family="paragraph" style:parent-style-name="Standard">
      <style:text-properties fo:font-weight="normal" officeooo:rsid="000fdebf" officeooo:paragraph-rsid="0011af52" style:font-weight-asian="normal" style:font-weight-complex="normal"/>
    </style:style>
    <style:style style:name="P7" style:family="paragraph" style:parent-style-name="Standard">
      <style:text-properties fo:font-weight="normal" officeooo:rsid="00146661" officeooo:paragraph-rsid="00146661" style:font-weight-asian="normal" style:font-weight-complex="normal"/>
    </style:style>
    <style:style style:name="P8" style:family="paragraph" style:parent-style-name="Standard">
      <style:text-properties officeooo:paragraph-rsid="0011af52"/>
    </style:style>
    <style:style style:name="P9" style:family="paragraph" style:parent-style-name="Standard">
      <style:text-properties officeooo:rsid="000f2930" officeooo:paragraph-rsid="0012865a"/>
    </style:style>
    <style:style style:name="P10" style:family="paragraph" style:parent-style-name="Standard">
      <style:text-properties officeooo:paragraph-rsid="00146661"/>
    </style:style>
    <style:style style:name="T1" style:family="text">
      <style:text-properties officeooo:rsid="000fdebf"/>
    </style:style>
    <style:style style:name="T2" style:family="text">
      <style:text-properties fo:font-weight="normal" officeooo:rsid="000fdebf" style:font-weight-asian="normal" style:font-weight-complex="normal"/>
    </style:style>
    <style:style style:name="T3" style:family="text">
      <style:text-properties fo:font-weight="normal" officeooo:rsid="000ff98b" style:font-weight-asian="normal" style:font-weight-complex="normal"/>
    </style:style>
    <style:style style:name="T4" style:family="text">
      <style:text-properties fo:font-weight="normal" officeooo:rsid="0012865a" style:font-weight-asian="normal" style:font-weight-complex="normal"/>
    </style:style>
    <style:style style:name="T5" style:family="text">
      <style:text-properties fo:font-weight="normal" officeooo:rsid="00146661" style:font-weight-asian="normal" style:font-weight-complex="normal"/>
    </style:style>
    <style:style style:name="T6" style:family="text">
      <style:text-properties officeooo:rsid="001286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uthor</text:span> Bio<text:span text:style-name="T6">graphies</text:span></text:p>
      <text:p text:style-name="P1"/>
      <text:p text:style-name="P1"/>
      <text:p text:style-name="P2">Sara L. Cook, <text:span text:style-name="T6">Ph.D.</text:span></text:p>
      <text:p text:style-name="P2"><text:span text:style-name="T6">Dean, </text:span>College of Education, Science, and Mathematics</text:p>
      <text:p text:style-name="P3">Viterbo University</text:p>
      <text:p text:style-name="P7">Email: <text:a xlink:type="simple" xlink:href="mailto:slcook@viterbo.edu" text:style-name="Internet_20_link" text:visited-style-name="Visited_20_Internet_20_Link">slcook@viterbo.edu</text:a></text:p>
      <text:p text:style-name="P7"/>
      <text:p text:style-name="P5">Professor Cook’s research interests include leadership in small nonprofit organizations and the scholarship of teaching &amp; learning.</text:p>
      <text:p text:style-name="P2"/>
      <text:p text:style-name="P2"/>
      <text:p text:style-name="P2">Sloan Komissarov</text:p>
      <text:p text:style-name="P5">Adjunct Instructor</text:p>
      <text:p text:style-name="P5">Art History</text:p>
      <text:p text:style-name="P3">Western Technical College</text:p>
      <text:p text:style-name="P10"><text:span text:style-name="T5">Email: </text:span><text:a xlink:type="simple" xlink:href="mailto:komissarovs@westerntc.edu" text:style-name="Internet_20_link" text:visited-style-name="Visited_20_Internet_20_Link"><text:span text:style-name="T5">komissarovs@westerntc.edu</text:span></text:a></text:p>
      <text:p text:style-name="P3"/>
      <text:p text:style-name="P8"><text:span text:style-name="T4">Ms. Komossarov’s research interests include librarianship, information seeking behavior and the</text:span><text:span text:style-name="T3"> </text:span><text:span text:style-name="T2">scholarship of teaching &amp; learning.</text:span></text:p>
      <text:p text:style-name="P6"/>
      <text:p text:style-name="P2"/>
      <text:p text:style-name="P2">Brenda L. Murray</text:p>
      <text:p text:style-name="P2">Associate Lecturer</text:p>
      <text:p text:style-name="P2">Department of Economics</text:p>
      <text:p text:style-name="P2">University of Wisconsin – La Crosse</text:p>
      <text:p text:style-name="P7">Email: <text:a xlink:type="simple" xlink:href="mailto:bmurray@uwlax.edu" text:style-name="Internet_20_link" text:visited-style-name="Visited_20_Internet_20_Link">bmurray@uwlax.edu</text:a></text:p>
      <text:p text:style-name="P4"/>
      <text:p text:style-name="P8"><text:span text:style-name="T4">Ms. Murray’s research interests include the</text:span><text:span text:style-name="T2"> </text:span><text:span text:style-name="T3">scholarship of teaching &amp; learning.</text:span></text:p>
      <text:p text:style-name="P2"/>
      <text:p text:style-name="P2"/>
      <text:p text:style-name="P2">James M. Murray, <text:span text:style-name="T6">Ph.D. (CONTACT AUTHOR)</text:span></text:p>
      <text:p text:style-name="P2">Associate Professor</text:p>
      <text:p text:style-name="P2">Department of Economics</text:p>
      <text:p text:style-name="P3">University of Wisconsin – La Crosse</text:p>
      <text:p text:style-name="P7">Email: <text:a xlink:type="simple" xlink:href="mailto:jmurray@uwlax.edu" text:style-name="Internet_20_link" text:visited-style-name="Visited_20_Internet_20_Link">jmurray@uwlax.edu</text:a></text:p>
      <text:p text:style-name="P4"/>
      <text:p text:style-name="P9"><text:span text:style-name="T4">Professor Murray’s research interests include macroeconomics, </text:span><text:span text:style-name="T1">fiscal policy dynamics, and the scholarship of teaching &amp; learn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rmal arial" svg:font-family="'normal arial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2:38:39.431000000</meta:creation-date>
    <dc:date>2017-12-08T10:36:49.435938555</dc:date>
    <meta:editing-duration>PT19M27S</meta:editing-duration>
    <meta:editing-cycles>5</meta:editing-cycles>
    <meta:generator>LibreOffice/5.3.4.2$Linux_X86_64 LibreOffice_project/30m0$Build-2</meta:generator>
    <meta:document-statistic meta:table-count="0" meta:image-count="0" meta:object-count="0" meta:page-count="1" meta:paragraph-count="24" meta:word-count="121" meta:character-count="960" meta:non-whitespace-character-count="861"/>
  </office:meta>
</office:document-meta>
</file>